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7000002B97E12E18BF0C0BA5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1cm" svg:stroke-color="#8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00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298cm" svg:height="13.83cm" svg:x="4.773cm" svg:y="4.609cm">
          <draw:image xlink:href="Pictures/1000020100000207000002B97E12E18BF0C0BA57.png" xlink:type="simple" xlink:show="embed" xlink:actuate="onLoad">
            <text:p/>
          </draw:image>
        </draw:frame>
        <draw:line draw:style-name="gr2" draw:text-style-name="P2" draw:layer="layout" svg:x1="14.347cm" svg:y1="17.819cm" svg:x2="15.26cm" svg:y2="17.819cm">
          <text:p/>
        </draw:line>
        <draw:line draw:style-name="gr2" draw:text-style-name="P2" draw:layer="layout" svg:x1="15.24cm" svg:y1="17.838cm" svg:x2="15.24cm" svg:y2="10cm">
          <text:p/>
        </draw:line>
        <draw:line draw:style-name="gr3" draw:text-style-name="P2" draw:layer="layout" svg:x1="15.224cm" svg:y1="10.017cm" svg:x2="6.156cm" svg:y2="10.017cm">
          <text:p/>
        </draw:line>
        <draw:line draw:style-name="gr3" draw:text-style-name="P2" draw:layer="layout" svg:x1="6.17cm" svg:y1="10.021cm" svg:x2="6.172cm" svg:y2="10.715cm">
          <text:p/>
        </draw:line>
        <draw:line draw:style-name="gr4" draw:text-style-name="P2" draw:layer="layout" svg:x1="6.152cm" svg:y1="10.735cm" svg:x2="7.085cm" svg:y2="10.735cm">
          <text:p/>
        </draw:line>
        <draw:line draw:style-name="gr5" draw:text-style-name="P2" draw:layer="layout" svg:x1="14.288cm" svg:y1="10.735cm" svg:x2="14.784cm" svg:y2="10.735cm">
          <text:p/>
        </draw:line>
        <draw:line draw:style-name="gr4" draw:text-style-name="P2" draw:layer="layout" svg:x1="14.767cm" svg:y1="10.728cm" svg:x2="14.767cm" svg:y2="14.023cm">
          <text:p/>
        </draw:line>
        <draw:line draw:style-name="gr5" draw:text-style-name="P2" draw:layer="layout" svg:x1="14.447cm" svg:y1="17.145cm" svg:x2="14.784cm" svg:y2="17.145cm">
          <text:p/>
        </draw:line>
        <draw:line draw:style-name="gr2" draw:text-style-name="P2" draw:layer="layout" svg:x1="14.767cm" svg:y1="13.827cm" svg:x2="14.767cm" svg:y2="17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3:17:16.501848396</meta:creation-date>
    <dc:date>2018-06-01T13:38:31.528715771</dc:date>
    <meta:editing-duration>PT3M30S</meta:editing-duration>
    <meta:editing-cycles>2</meta:editing-cycles>
    <meta:generator>LibreOffice/5.4.5.1$MacOSX_X86_64 LibreOffice_project/79c9829dd5d8054ec39a82dc51cd9eff340dbee8</meta:generator>
    <meta:document-statistic meta:object-count="10"/>
  </office:meta>
</office:document-meta>
</file>